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18in"/>
    </style:style>
    <style:style style:name="co3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ackground-color="#9999ff"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Dasoul "Él No Te Da" </text:p>
          </table:table-cell>
          <table:table-cell table:number-columns-repeated="9"/>
          <table:table-cell office:value-type="string" calcext:value-type="string">
            <text:p>no usado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Carnes</text:p>
          </table:table-cell>
          <table:table-cell table:style-name="ce1" office:value-type="float" office:value="223" calcext:value-type="float">
            <text:p>223</text:p>
          </table:table-cell>
          <table:table-cell table:style-name="ce3" office:value-type="percentage" office:value="0.2467" calcext:value-type="percentage">
            <text:p>24.67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ca d'arengade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Pescados y mariscos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percentage" office:value="0.1726" calcext:value-type="percentage">
            <text:p>17.26%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Postres y dulces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percentage" office:value="0.1361" calcext:value-type="percentage">
            <text:p>13.61%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Pastas, arroces y otros cereales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percentage" office:value="0.1007" calcext:value-type="percentage">
            <text:p>10.07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erduras y otras hortalizas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percentage" office:value="0.0874" calcext:value-type="percentage">
            <text:p>8.74%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opas caldos y cremas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percentage" office:value="0.0783" calcext:value-type="percentage">
            <text:p>7.83%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Huevos</text:p>
          </table:table-cell>
          <table:table-cell table:style-name="ce1" office:value-type="float" office:value="46" calcext:value-type="float">
            <text:p>46</text:p>
          </table:table-cell>
          <table:table-cell table:style-name="ce3" office:value-type="percentage" office:value="0.0509" calcext:value-type="percentage">
            <text:p>5.09%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Ensaladas y platos frios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percentage" office:value="0.0376" calcext:value-type="percentage">
            <text:p>3.76%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aracoles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percentage" office:value="0.0254" calcext:value-type="percentage">
            <text:p>2.54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Legumbres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percentage" office:value="0.0254" calcext:value-type="percentage">
            <text:p>2.54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alsas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percentage" office:value="0.0221" calcext:value-type="percentage">
            <text:p>2.21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IN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percentage" office:value="0.0122" calcext:value-type="percentage">
            <text:p>1.22%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Setas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7:.E19])" office:value-type="float" office:value="904" calcext:value-type="float">
            <text:p>904</text:p>
          </table:table-cell>
          <table:table-cell table:style-name="ce5" table:formula="of:=SUM([.F7:.F19])" office:value-type="percentage" office:value="0.9998" calcext:value-type="percentage">
            <text:p>99.98%</text:p>
          </table:table-cell>
          <table:table-cell table:formula="of:=SUM([.G7:.G19])" office:value-type="float" office:value="102" calcext:value-type="float">
            <text:p>102</text:p>
          </table:table-cell>
          <table:table-cell table:number-columns-repeated="2"/>
          <table:table-cell table:formula="of:=SUM([.J7:.J19])" office:value-type="float" office:value="140" calcext:value-type="float">
            <text:p>14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human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6 Octubr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string" calcext:value-type="string">
            <text:p>Aceitun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Albóndigas con calamar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Albóndigas con sepia y guisant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Albóndigas con toma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Alcachofas rebozad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string" calcext:value-type="string">
            <text:p>Aliol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string" calcext:value-type="string">
            <text:p>Almendras garapiñad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Alubias con butifar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Arròs amb coni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Arròs caldós de llamànto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string" calcext:value-type="string">
            <text:p>Arroz a la cazue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Arroz a la cub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string" calcext:value-type="string">
            <text:p>Arroz con lech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Arroz de pei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string" calcext:value-type="string">
            <text:p>Arroz marin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string" calcext:value-type="string">
            <text:p>Arroz Parellada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Bacallà a la catala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string" calcext:value-type="string">
            <text:p>Bacallà amb samfain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Barreja de bolets amb botifarr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Bistec a la planx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string" calcext:value-type="string">
            <text:p>Botifarra dolç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Botifarres amb v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Brandada de bacallà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office:value-type="string" calcext:value-type="string">
            <text:p>Brazo de Gitan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string" calcext:value-type="string">
            <text:p>Brou de peix verm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string" calcext:value-type="string">
            <text:p>Bunyols de bacallà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Bunyols de ve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string" calcext:value-type="string">
            <text:p>Butifarra con alubi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string" calcext:value-type="string">
            <text:p>Cabello de áng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Calamars a la rom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amars farci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amarsons fregi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çot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carn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gall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pescad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ldo de verdura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nelon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acoles a la llau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bassons arrebossa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golins amb samfa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gols guisats amb confitat de conill i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ne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arquinyol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igrons amb bacallà i espina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igrons amb espina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arenqu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iogur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llardons i pinyon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recapt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e San Jua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ca d'ol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liflor arreboss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fitura de tomàqu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escamarlan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prun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ill amb samfai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r de vedella guisa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em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bacala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carn d'ol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jamó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roquetas de poll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uixa de xai al for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ulce de membrill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mpedra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a verd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saladilla ru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cudella barrej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tofat de vedel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deu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deus a la casso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a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esas con vinag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ricandó de carn magra de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ltes de porc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ltes de porc rostid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mbes a la planx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rbanzos cocido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uatlles a la bras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bas a la brutesc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bas rehogada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agosta a la catal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nguado fregi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nties estofades amb costella de por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et merengad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luç a la roman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duixes amb vi i suc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b calama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ntecad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nzanas al horn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tó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lindro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sclos a la mariner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sclos al vapo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aranja con moscate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ul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rada a la s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str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s remenats amb alls tendr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s remenats amb fredolic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 amb tomàqu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 amb vi i sucr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e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almend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afè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o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codonya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nellets de piño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tatas d'Olo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/>
          <table:table-cell office:value-type="string" calcext:value-type="string">
            <text:p>Pato asado con ciruelas y piñon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ato con naranj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eix al fo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eus de porc amb pinyons i pèso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llastre amb escamarlans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llastre amb llagos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pets amb all i julive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/>
          <table:table-cell office:value-type="string" calcext:value-type="string">
            <text:p>Postre Pija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Postres de músi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Puré de patat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mesco de bacallà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squilles d'aní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Rovellons a la br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Salsa Becham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anca</text:p>
          </table:table-cell>
          <table:table-cell/>
          <table:table-cell office:value-type="string" calcext:value-type="string">
            <text:p>Salsa de Romes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lsitxes amb samfai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mfai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as a la br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es a la llau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ardines en escabet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èpia amb pèso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Sepia con guisant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Sopa de r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Sopes de farigo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inxat de la Cerdany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inxat de patata y c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amb ceb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de mongetes i botifa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Truita de patat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ita de riu al for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nagre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Xocolata desfeta <text:s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e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Xuixo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6:23:55.058032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1:13:10.246855779</meta:creation-date>
    <meta:editing-duration>P1DT12H16M22S</meta:editing-duration>
    <meta:editing-cycles>35</meta:editing-cycles>
    <meta:generator>LibreOffice/4.2.8.2$Linux_X86_64 LibreOffice_project/420m0$Build-2</meta:generator>
    <dc:date>2016-06-23T20:18:52.298862869</dc:date>
    <meta:document-statistic meta:table-count="1" meta:cell-count="291" meta:object-count="0"/>
  </office:meta>
</office:document-meta>
</file>